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ai Chicken Pumpkin Curry</text:p>
      <text:p text:style-name="Standard"/>
      <text:p text:style-name="P2">Marinate</text:p>
      <text:p text:style-name="Standard">1 lb chicken thighs</text:p>
      <text:p text:style-name="Standard">2-3 tbsp thai red curry paste (prefer 3 tbsp)</text:p>
      <text:p text:style-name="Standard">1 tsp salt</text:p>
      <text:p text:style-name="P3">½ tsp ground black pepper</text:p>
      <text:p text:style-name="P2"/>
      <text:p text:style-name="P2">Cut and cube:</text:p>
      <text:p text:style-name="P3">3 ½ cup pumpkin or butternut squash, cubed</text:p>
      <text:p text:style-name="P3"/>
      <text:p text:style-name="P3">&gt; Boil water with 1 tbsp salt and ½ tsp corn starch. Once boiling, add the butternut squash and boil until tender (~10 mins)</text:p>
      <text:p text:style-name="P3">&gt; After boiled, shake squash in colander with light salt+black pepper for seasoning. This will give the squash a mushy outer layer that will crisp up.</text:p>
      <text:p text:style-name="P2"/>
      <text:p text:style-name="P2">In pot (2 minutes saute on medium-high heat):</text:p>
      <text:p text:style-name="Standard">1 ½ tbsp coconut oil (I used vegatable and that was fine)</text:p>
      <text:p text:style-name="Standard">1 medium shallot, minced</text:p>
      <text:p text:style-name="Standard">2 tbsp ginger, minced</text:p>
      <text:p text:style-name="Standard">2 tbsp garlic, minced</text:p>
      <text:p text:style-name="Standard">1 serrano pepper or red chili</text:p>
      <text:p text:style-name="Standard"/>
      <text:p text:style-name="P2">&gt; Then add (2 minute saute):</text:p>
      <text:p text:style-name="Standard">1 red bell pepper, chopped into strips</text:p>
      <text:p text:style-name="Standard"/>
      <text:p text:style-name="P2">&gt; Then add (2 minute saute):</text:p>
      <text:p text:style-name="Standard">Add the squash.</text:p>
      <text:p text:style-name="Standard"/>
      <text:p text:style-name="P2">&gt;Then add (10-15 minute simmer on medium heat):</text:p>
      <text:p text:style-name="Standard">28 oz coconut milk</text:p>
      <text:p text:style-name="Standard">1 tbsp coconut sugar (I used regular white sugar and that was fine. Maybe use a little less.)</text:p>
      <text:p text:style-name="Standard">1 tsp ground tumeric</text:p>
      <text:p text:style-name="Standard">pinch of salt</text:p>
      <text:p text:style-name="Standard">1 cup shredded carrots</text:p>
      <text:p text:style-name="Standard">2 cups spinach leaves</text:p>
      <text:p text:style-name="Standard"/>
      <text:p text:style-name="P2">&gt; Then, add (3 minute simmer):</text:p>
      <text:p text:style-name="Standard">1 cup broccoli (I did not try this. I added spinach, though)</text:p>
      <text:p text:style-name="Standard">1 tbsp lime juice</text:p>
      <text:p text:style-name="Standard"/>
      <text:p text:style-name="P2">&gt; Add toppings to serve:</text:p>
      <text:p text:style-name="Standard">chopped peanuts</text:p>
      <text:p text:style-name="Standard">cilant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0-06-03T10:07:59.58</dc:date>
    <meta:editing-duration>PT49M21S</meta:editing-duration>
    <meta:editing-cycles>17</meta:editing-cycles>
    <meta:generator>OpenOffice/4.1.4$Win32 OpenOffice.org_project/414m5$Build-9788</meta:generator>
    <meta:document-statistic meta:table-count="0" meta:image-count="0" meta:object-count="0" meta:page-count="1" meta:paragraph-count="33" meta:word-count="222" meta:character-count="1156"/>
  </office:meta>
</office:document-meta>
</file>